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7416" calcext:value-type="float">
            <text:p>75.3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3408" calcext:value-type="float">
            <text:p>75.2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2344" calcext:value-type="float">
            <text:p>75.1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5144" calcext:value-type="float">
            <text:p>74.6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0824" calcext:value-type="float">
            <text:p>74.4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2056" calcext:value-type="float">
            <text:p>74.3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9072" calcext:value-type="float">
            <text:p>74.1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7904" calcext:value-type="float">
            <text:p>70.0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